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9a6" officeooo:paragraph-rsid="001cb9a6"/>
    </style:style>
    <style:style style:name="P2" style:family="paragraph" style:parent-style-name="Standard">
      <style:text-properties officeooo:paragraph-rsid="001cb9a6"/>
    </style:style>
    <style:style style:name="T1" style:family="text">
      <style:text-properties officeooo:rsid="001cb9a6"/>
    </style:style>
    <style:style style:name="T2" style:family="text">
      <style:text-properties officeooo:rsid="001e820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flecting on what we've learned is a good way to help us understand the importance of the concepts, which aids in retention. <text:s/>Additionally, it is helpful to reflect on our behaviors as a learner so that we can improve our learning experiences.</text:p>
      <text:p text:style-name="Standard"/>
      <text:p text:style-name="Standard">Write a 300-500 word reflection about your experience with this module. <text:s/>Some things you may want to address include:</text:p>
      <text:p text:style-name="Standard"/>
      <text:p text:style-name="Standard"><text:s text:c="4"/>What did you discover in this module?</text:p>
      <text:p text:style-name="Standard"/>
      <text:p text:style-name="Standard"><text:s text:c="4"/>What was easy about this module?</text:p>
      <text:p text:style-name="Standard"/>
      <text:p text:style-name="Standard"><text:s text:c="4"/>What was hard about this module?</text:p>
      <text:p text:style-name="Standard"><text:s text:c="4"/>How did you overcome challenges?</text:p>
      <text:p text:style-name="Standard"><text:s text:c="4"/>What would you do differently if you were to restart this module?</text:p>
      <text:p text:style-name="Standard"/>
      <text:p text:style-name="Standard"><text:s text:c="4"/>Did you study by yourself/with a study buddy/with a tutor?</text:p>
      <text:p text:style-name="Standard"><text:s text:c="4"/>How did this work out for you?</text:p>
      <text:p text:style-name="Standard"/>
      <text:p text:style-name="Standard"><text:s text:c="4"/>What other questions do you have about this module?</text:p>
      <text:p text:style-name="Standard"/>
      <text:p text:style-name="Standard"><text:s text:c="4"/>Did you have a plan for studying?</text:p>
      <text:p text:style-name="Standard"><text:s text:c="4"/>What changes to your study habits can help you?</text:p>
      <text:p text:style-name="Standard"/>
      <text:p text:style-name="P1">This module was really good review for me. Over the holidays, I maybe partied too hard with my cat and more or less forgot about 90% of what I had learned back in CISC190 during the fall of 2021. I had to look up how to do Hello World for Maki’s sakes. However, after starting on the coding challenges, working with people in the discord server, and doing research for my lightning talk, I feel much more confident writing with Java moving forwards. After getting used to Java, the coding challenges were pretty easy. The hardest thing about this module was getting materials for my presentation assembled, practicing my voice so I don’t sound like a witch who lives in a swamp, and responding to the fairly significant number of discussion questions. I am looking forwards to our next module and pray to Maki <text:s/>(my cat) that we don’t have to do a bogo sort.</text:p>
      <text:p text:style-name="P2"><text:span text:style-name="T1">One thing that really frustrated me in this module was getting used to commenting </text:span><text:span text:style-name="T2">everything. I am absolutely not used to writing more comments and boilerplate than code, and it honestly felt like I was writing an essay rather than completing a coding assignment. Hopefully this gets easier over time lest I outsource commenting code to Maki. If I were to accidentally wipe my drive, Github repository, and delete my submissions, I would first spend much more time crying, then I would spend more time learning about Java packages and Junit prior to starting on the coding challenge. I was pretty intimidated at first by the way methods were imported into the challenge unit test class, and the lack of a public static void main caught me off my guard. I would like to have spent a little more time looking up how these things worked before jumping into the assignm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7T20:17:25.425045502</meta:creation-date>
    <dc:date>2022-02-07T20:37:56.086190881</dc:date>
    <meta:editing-duration>PT9S</meta:editing-duration>
    <meta:editing-cycles>1</meta:editing-cycles>
    <meta:document-statistic meta:table-count="0" meta:image-count="0" meta:object-count="0" meta:page-count="1" meta:paragraph-count="14" meta:word-count="445" meta:character-count="2544" meta:non-whitespace-character-count="2070"/>
    <meta:generator>LibreOffice/6.4.7.2$Linux_X86_64 LibreOffice_project/40$Build-2</meta:generator>
  </office:meta>
</office:document-meta>
</file>